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400000295AE21BF9D9178251F.png" manifest:media-type="image/png"/>
  <manifest:file-entry manifest:full-path="Pictures/1000034800001A9000002B34A5660956BF80A272.svg" manifest:media-type="image/svg+xml"/>
  <manifest:file-entry manifest:full-path="Pictures/1000072A0000ED8D0000CFCD44115CD647250D12.svg" manifest:media-type="image/svg+xml"/>
  <manifest:file-entry manifest:full-path="Pictures/1000020100000101000001A2096DA78E74F2F2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-color="#fff200" draw:textarea-horizontal-align="justify" draw:textarea-vertical-align="middle" draw:auto-grow-height="false" fo:min-height="1.55cm" fo:min-width="3.5cm"/>
    </style:style>
    <style:style style:name="gr2" style:family="graphic" style:parent-style-name="objectwithoutfill">
      <style:graphic-properties svg:stroke-width="0.081cm" svg:stroke-color="#33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draw:stroke-dash="Ultrafine_20_Dashed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333333" draw:textarea-horizontal-align="justify" draw:textarea-vertical-align="middle" draw:auto-grow-height="false" fo:min-height="0.564cm" fo:min-width="1.514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Ultrafine_20_Dashed" svg:stroke-width="0.035cm" svg:stroke-color="#666666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color="#333333" fo:font-style="italic" fo:font-weight="normal"/>
    </style:style>
    <style:style style:name="P2" style:family="paragraph">
      <loext:graphic-properties draw:fill-color="#fff200"/>
      <style:paragraph-properties fo:text-align="center"/>
      <style:text-properties fo:color="#333333" fo:font-size="13pt" fo:font-style="italic" fo:font-weight="normal" fo:background-color="#ffffff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/>
    </style:style>
    <style:style style:name="P5" style:family="paragraph">
      <loext:graphic-properties draw:fill="none"/>
      <style:paragraph-properties fo:text-align="center"/>
      <style:text-properties style:font-name="Liberation Mono" fo:font-size="11pt" style:font-size-asian="13pt" style:font-size-complex="13pt"/>
    </style:style>
    <style:style style:name="P6" style:family="paragraph">
      <style:paragraph-properties fo:text-align="center"/>
      <style:text-properties fo:font-size="11pt" fo:background-color="transparent"/>
    </style:style>
    <style:style style:name="P7" style:family="paragraph">
      <loext:graphic-properties draw:fill="none"/>
      <style:paragraph-properties fo:text-align="center"/>
      <style:text-properties style:font-name="Liberation Mono" fo:font-size="11pt" fo:background-color="transparent" style:font-size-asian="13pt" style:font-size-complex="13pt"/>
    </style:style>
    <style:style style:name="P8" style:family="paragraph">
      <style:paragraph-properties fo:text-align="center"/>
      <style:text-properties fo:color="#666666" fo:font-size="11pt"/>
    </style:style>
    <style:style style:name="P9" style:family="paragraph">
      <loext:graphic-properties draw:fill="none"/>
      <style:paragraph-properties fo:text-align="center"/>
      <style:text-properties fo:color="#666666" style:font-name="Liberation Mono" fo:font-size="11pt" style:font-size-asian="13pt" style:font-size-complex="13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333333"/>
      <style:paragraph-properties fo:text-align="center"/>
      <style:text-properties fo:color="#ffffff" fo:font-size="13pt" style:font-size-asian="13pt" style:font-size-complex="13pt"/>
    </style:style>
    <style:style style:name="P12" style:family="paragraph">
      <style:paragraph-properties fo:text-align="center"/>
      <style:text-properties fo:color="#333333" fo:font-weight="normal"/>
    </style:style>
    <style:style style:name="P13" style:family="paragraph">
      <loext:graphic-properties draw:fill-color="#fff200"/>
      <style:paragraph-properties fo:text-align="center"/>
      <style:text-properties fo:color="#333333" fo:font-size="13pt" fo:font-weight="normal" fo:background-color="#ffffff" style:font-size-asian="18pt" style:font-size-complex="18pt"/>
    </style:style>
    <style:style style:name="P14" style:family="paragraph">
      <loext:graphic-properties draw:fill="none" draw:fill-color="#ffffff"/>
      <style:paragraph-properties fo:margin-left="0.3cm" fo:margin-right="0.3cm" fo:margin-top="0.1cm" fo:margin-bottom="0cm" fo:text-align="center" fo:text-indent="0cm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style:font-name="Liberation Mono" style:font-size-asian="13pt" style:font-size-complex="13pt"/>
    </style:style>
    <style:style style:name="T3" style:family="text">
      <style:text-properties style:font-name="Liberation Mono" fo:font-weight="bold" fo:background-color="transparent" style:font-size-asian="13pt" style:font-weight-asian="bold" style:font-size-complex="13pt" style:font-weight-complex="bold"/>
    </style:style>
    <style:style style:name="T4" style:family="text">
      <style:text-properties style:font-name="Liberation Mono" fo:background-color="transparent" style:font-size-asian="13pt" style:font-size-complex="13pt"/>
    </style:style>
    <style:style style:name="T5" style:family="text">
      <style:text-properties fo:color="#666666" style:font-name="Liberation Mono" style:font-size-asian="13pt" style:font-size-complex="13pt"/>
    </style:style>
    <style:style style:name="T6" style:family="text">
      <style:text-properties style:font-name="Liberation Mono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.8cm" svg:x="12.059cm" svg:y="4.2cm">
          <text:p text:style-name="P1"><text:span text:style-name="T1">XBRNetwork S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059cm" svg:y1="5.996cm" svg:x2="14.051cm" svg:y2="18.8cm" svg:d="M14059 5996v6604h-8v6200" svg:viewBox="0 0 9 12805">
          <text:p/>
        </draw:connector>
        <draw:line draw:style-name="gr3" draw:text-style-name="P5" draw:layer="layout" svg:x1="8.059cm" svg:y1="7.6cm" svg:x2="13.959cm" svg:y2="7.6cm">
          <text:p text:style-name="P4"><text:span text:style-name="T2">register()</text:span></text:p>
          <text:p text:style-name="P4"><text:span text:style-name="T2"/></text:p>
        </draw:line>
        <draw:line draw:style-name="gr3" draw:text-style-name="P5" draw:layer="layout" svg:x1="8.05cm" svg:y1="9.529cm" svg:x2="13.95cm" svg:y2="9.529cm">
          <text:p text:style-name="P4"><text:span text:style-name="T2">join_market()</text:span></text:p>
          <text:p text:style-name="P4"><text:span text:style-name="T2"/></text:p>
        </draw:line>
        <draw:line draw:style-name="gr3" draw:text-style-name="P7" draw:layer="layout" svg:x1="8.05cm" svg:y1="11.329cm" svg:x2="13.95cm" svg:y2="11.329cm">
          <text:p text:style-name="P6"><text:span text:style-name="T3">open_payment_channel()</text:span></text:p>
          <text:p text:style-name="P6"><text:span text:style-name="T4"/></text:p>
        </draw:line>
        <draw:custom-shape draw:style-name="gr1" draw:text-style-name="P2" xml:id="id1" draw:id="id1" draw:layer="layout" svg:width="4cm" svg:height="1.8cm" svg:x="20.5cm" svg:y="12.2cm">
          <text:p text:style-name="P1"><text:span text:style-name="T1">XBRPayment</text:span></text:p>
          <text:p text:style-name="P1"><text:span text:style-name="T1">Channel SC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.3cm" svg:y1="12.2cm" svg:x2="20.2cm" svg:y2="12.2cm">
          <text:p text:style-name="P8"><text:span text:style-name="T5">new XBRPaymentChannel()</text:span></text:p>
          <text:p text:style-name="P8"><text:span text:style-name="T5"/></text:p>
        </draw:line>
        <draw:connector draw:style-name="gr2" draw:text-style-name="P3" draw:layer="layout" svg:x1="22.5cm" svg:y1="14cm" svg:x2="22.504cm" svg:y2="17.412cm" draw:start-shape="id1" draw:start-glue-point="2" svg:d="M22500 14000v1956h4v1456" svg:viewBox="0 0 5 3413">
          <text:p/>
        </draw:connector>
        <draw:line draw:style-name="gr3" draw:text-style-name="P5" draw:layer="layout" svg:x1="8cm" svg:y1="15.4cm" svg:x2="22.3cm" svg:y2="15.4cm">
          <text:p text:style-name="P4"><text:span text:style-name="T2"><text:s text:c="19"/></text:span><text:span text:style-name="T6">close()</text:span></text:p>
          <text:p text:style-name="P4"><text:span text:style-name="T2"/></text:p>
        </draw:line>
        <draw:custom-shape draw:style-name="gr4" draw:text-style-name="P11" draw:layer="layout" svg:width="2.1cm" svg:height="0.9cm" svg:x="21.45cm" svg:y="17.4cm">
          <text:p text:style-name="P10"><text:span text:style-name="T7">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7.955cm" svg:y1="5.98cm" svg:x2="7.947cm" svg:y2="18.784cm" svg:d="M7955 5980v6604h-8v6200" svg:viewBox="0 0 9 12805">
          <text:p/>
        </draw:connector>
        <draw:custom-shape draw:style-name="gr1" draw:text-style-name="P13" draw:layer="layout" svg:width="4cm" svg:height="1.8cm" svg:x="6cm" svg:y="4.2cm">
          <text:p text:style-name="P12"><text:span text:style-name="T1">XBR</text:span></text:p>
          <text:p text:style-name="P12"><text:span text:style-name="T1">Data Consumer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1cm" svg:height="1.789cm" svg:x="15.5cm" svg:y="3.211cm">
          <draw:image xlink:href="Pictures/1000034800001A9000002B34A5660956BF80A272.svg" xlink:type="simple" xlink:show="embed" xlink:actuate="onLoad">
            <text:p/>
          </draw:image>
          <draw:image xlink:href="Pictures/1000020100000101000001A2096DA78E74F2F2FE.png" xlink:type="simple" xlink:show="embed" xlink:actuate="onLoad"/>
        </draw:frame>
        <draw:frame draw:style-name="gr6" draw:text-style-name="P14" draw:layer="layout" svg:width="1.714cm" svg:height="1.5cm" svg:x="7.2cm" svg:y="2.3cm">
          <draw:image xlink:href="Pictures/1000072A0000ED8D0000CFCD44115CD647250D12.svg" xlink:type="simple" xlink:show="embed" xlink:actuate="onLoad">
            <text:p/>
          </draw:image>
          <draw:image xlink:href="Pictures/10000201000002F400000295AE21BF9D9178251F.png" xlink:type="simple" xlink:show="embed" xlink:actuate="onLoad"/>
        </draw:frame>
        <draw:line draw:style-name="gr7" draw:text-style-name="P9" draw:layer="layout" svg:x1="7.991cm" svg:y1="16.163cm" svg:x2="22.291cm" svg:y2="16.163cm">
          <text:p text:style-name="P8"><text:span text:style-name="T2">Closing</text:span></text:p>
          <text:p text:style-name="P8"><text:span text:style-name="T2"/></text:p>
        </draw:line>
        <draw:line draw:style-name="gr7" draw:text-style-name="P9" draw:layer="layout" svg:x1="8cm" svg:y1="17.226cm" svg:x2="22.3cm" svg:y2="17.226cm">
          <text:p text:style-name="P8"><text:span text:style-name="T2">Closed</text:span></text:p>
          <text:p text:style-name="P8"><text:span text:style-name="T2"/></text:p>
        </draw:line>
        <draw:line draw:style-name="gr7" draw:text-style-name="P9" draw:layer="layout" svg:x1="8cm" svg:y1="14.126cm" svg:x2="22.3cm" svg:y2="14.126cm">
          <text:p text:style-name="P8"><text:span text:style-name="T2">Created</text:span></text:p>
          <text:p text:style-name="P8"><text:span text:style-name="T2"/></text:p>
        </draw:line>
        <draw:frame draw:style-name="gr5" draw:text-style-name="P3" draw:layer="layout" svg:width="1.1cm" svg:height="1.789cm" svg:x="23.9cm" svg:y="11.311cm">
          <draw:image xlink:href="Pictures/1000034800001A9000002B34A5660956BF80A272.svg" xlink:type="simple" xlink:show="embed" xlink:actuate="onLoad">
            <text:p/>
          </draw:image>
          <draw:image xlink:href="Pictures/1000020100000101000001A2096DA78E74F2F2F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20:34:44.331877378</meta:creation-date>
    <dc:date>2018-11-10T21:02:41.950151319</dc:date>
    <meta:editing-duration>PT4M25S</meta:editing-duration>
    <meta:editing-cycles>2</meta:editing-cycles>
    <meta:generator>LibreOffice/6.0.6.2$Linux_X86_64 LibreOffice_project/00m0$Build-2</meta:generator>
    <meta:document-statistic meta:object-count="18"/>
  </office:meta>
</office:document-meta>
</file>